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632.21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7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7"/>
    <style:style style:name="ce10" style:family="table-cell" style:parent-style-name="Default" style:data-style-name="N10037">
      <style:table-cell-properties style:rotation-align="none"/>
    </style:style>
    <style:style style:name="ce11" style:family="table-cell" style:parent-style-name="Default" style:data-style-name="N37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13"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0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1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8" office:value-type="string" calcext:value-type="string">
            <text:p>Expressen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1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1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8" office:value-type="string" calcext:value-type="string">
            <text:p>Chicago Tribune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8" office:value-type="string" calcext:value-type="string">
            <text:p>El Espectador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8" office:value-type="string" calcext:value-type="string">
            <text:p>Gestion</text:p>
          </table:table-cell>
          <table:table-cell table:style-name="ce11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1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8" office:value-type="string" calcext:value-type="string">
            <text:p>Coin Telegraph</text:p>
          </table:table-cell>
          <table:table-cell table:style-name="ce11" office:value-type="date" office:date-value="2016-10-20" calcext:value-type="date">
            <text:p>10/20/16</text:p>
          </table:table-cell>
          <table:table-cell table:style-name="ce8" office:value-type="string" calcext:value-type="string">
            <text:p>Crowdfunding vs. ICO: Experts Question Legitimacy and Guarantees of Initial Coin Offering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8" office:value-type="string" calcext:value-type="string">
            <text:p>Bloomberg</text:p>
          </table:table-cell>
          <table:table-cell table:style-name="ce11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1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8" office:value-type="string" calcext:value-type="string">
            <text:p>CrowdFund Insider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8" office:value-type="string" calcext:value-type="string">
            <text:p>Heavy</text:p>
          </table:table-cell>
          <table:table-cell table:style-name="ce11" office:value-type="date" office:date-value="2016-11-07" calcext:value-type="date">
            <text:p>11/07/16</text:p>
          </table:table-cell>
          <table:table-cell table:style-name="ce8" office:value-type="string" calcext:value-type="string">
            <text:p>Voting Machines Hacked: 5 Fast Facts You Need to K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1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8" office:value-type="string" calcext:value-type="string">
            <text:p>The Merkle</text:p>
          </table:table-cell>
          <table:table-cell table:style-name="ce11" office:value-type="date" office:date-value="2016-11-20" calcext:value-type="date">
            <text:p>11/20/16</text:p>
          </table:table-cell>
          <table:table-cell table:style-name="ce8" office:value-type="string" calcext:value-type="string">
            <text:p>The American Tax Agency Is Asking Bitcoin Startup Coinbase To Hand Out User’s Dat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1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1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8" office:value-type="string" calcext:value-type="string">
            <text:p>MIT Technology Review</text:p>
          </table:table-cell>
          <table:table-cell table:style-name="ce11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8" office:value-type="string" calcext:value-type="string">
            <text:p>Pymnts</text:p>
          </table:table-cell>
          <table:table-cell table:style-name="ce11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1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8" office:value-type="string" calcext:value-type="string">
            <text:p>Forbes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8" office:value-type="string" calcext:value-type="string">
            <text:p>Tech Wire Asia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8" office:value-type="string" calcext:value-type="string">
            <text:p>Cryptocurrency Ethereum gains popularity, more Asian companies taking not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8" office:value-type="string" calcext:value-type="string">
            <text:p>SobreBitcoin</text:p>
          </table:table-cell>
          <table:table-cell table:style-name="ce11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1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8" office:value-type="string" calcext:value-type="string">
            <text:p>Normangee Star</text:p>
          </table:table-cell>
          <table:table-cell table:style-name="ce11" office:value-type="date" office:date-value="2017-05-13" calcext:value-type="date">
            <text:p>05/13/17</text:p>
          </table:table-cell>
          <table:table-cell table:style-name="ce8" office:value-type="string" calcext:value-type="string">
            <text:p>UK hospitals turn away patients after ransomware attack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1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8" office:value-type="string" calcext:value-type="string">
            <text:p>sirer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1" office:value-type="date" office:date-value="2017-06-12" calcext:value-type="date">
            <text:p>06/12/17</text:p>
          </table:table-cell>
          <table:table-cell table:style-name="ce12" office:value-type="string" calcext:value-type="string">
            <text:p>Blockchain-Technologie studieren: Diese Unis bieten das beste Angebot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4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5" office:value-type="string" calcext:value-type="string">
            <text:p>Why you won’t be buying a coffee with bitcoin anytime soo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ibtimes.com/could-online-harassment-slow-blockchains-growth-2562119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5" office:value-type="string" calcext:value-type="string">
            <text:p>Could Online Harassment Slow Blockchain’s Growth?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s://venturebeat.com/2017/07/08/why-bitcoins-value-could-get-even-more-volatile/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5" office:value-type="string" calcext:value-type="string">
            <text:p>Why Bitcoin’s value could get even more volati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week.com/2017/07/21/zug-switzerland-crypto-valley-bitcoin-digital-currency-634524.html</text:p>
          </table:table-cell>
          <table:table-cell table:style-name="ce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btc.com/2017/07/16/tezos-outdoes-icos-now-breaks-bancors-earlier-record/</text:p>
          </table:table-cell>
          <table:table-cell table:style-name="ce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ezos Outdoes All the Other ICOs until Now, Breaks Bancor’s Record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coindesk.com/moon-blockchains-big-hiring-crunch-last-years/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o the Moon? Blockchain's Hiring Crunch Could Last Years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mcall.com/news/police/mc-nws-montgomery-bitcoin-theft-federal-charges-20170719-story.html</text:p>
          </table:table-cell>
          <table:table-cell table:style-name="ce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5" office:value-type="string" calcext:value-type="string">
            <text:p>Montco man tells feds he stole $40M in bit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3 lessons from Tezos’ record-setting blockchain fundraise</text:p>
          </table:table-cell>
          <table:table-cell table:style-name="ce5" office:value-type="string" calcext:value-type="string">
            <text:p>sirer 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ryptocoinsnews.com/111212-2/" xlink:type="simple">https://www.cryptocoinsnews.com/111212-2/</text:a></text:p>
          </table:table-cell>
          <table:table-cell table:style-name="ce5"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$40 Million in Bitcoin: Hacker Tells Feds He Stole Cryptocurrenc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table:style-name="ce5"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Small-Town Cops Accidentally Find a $40 Million Bitcoin Scam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thnews.com/citi-collaborates-with-cornell-tech-for-blockchain-rd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Citi Collaborates With Cornell Tech For Blockchain R&amp;D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Emin Gun Sirer: SEC ICO Guidance is 'End of Beginning for Blockchains'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cyberscoop.com/chainiac-software-backdoor-mandates-nsa-gchq/</text:p>
          </table:table-cell>
          <table:table-cell table:style-name="ce5"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New tool can help prevent government-mandated backdoors in software, Swiss researchers sa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t.com/content/4470a89c-718d-11e7-aca6-c6bd07df1a3c</text:p>
          </table:table-cell>
          <table:table-cell table:style-name="ce5"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SEC looks to deflate bubble in ‘Initial Coin Offerings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ethereumworldnews.com/ethereum-price-sec-dao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table:style-name="ce5" office:value-type="string" calcext:value-type="string">
            <text:p>Ethereum Price Not Slowing Down In Front Of SEC Comments Related To DAO, I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cointelegraph.com/news/sec-ico-guideline-will-affect-blockchain-cornell-university-professor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SEC ICO Guideline Will Affect Blockchain: Cornell University Professor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<text:s/>Venture Capital-Backed Startups Are Also Starting to Run ICO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finance-and-economics/21725598-compromise-over-currencys-future-may-not-last-making-bitcoin-work-better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Making Bitcoin work better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www.theverge.com/2017/7/29/16060344/btce-bitcoin-exchange-takedown-mt-gox-theft-law-enforcement</text:p>
          </table:table-cell>
          <table:table-cell table:style-name="ce5"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Why the feds took down one of Bitcoin’s largest exchange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orbes.com/sites/jasonbloomberg/2017/07/30/six-reasons-why-we-need-blockchain-skeptics/#2d91293074af</text:p>
          </table:table-cell>
          <table:table-cell table:style-name="ce5"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table:style-name="ce5" office:value-type="string" calcext:value-type="string">
            <text:p>Six Reasons Why We Need Blockchain Skeptic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sbt.com/news/business/ap-explains-threat-of-a-bitcoin-split-avoided-for-now</text:p>
          </table:table-cell>
          <table:table-cell table:style-name="ce5"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top.com/business-finance/2017/07/threat-of-a-bitcoin-split-avoided-for-now/</text:p>
          </table:table-cell>
          <table:table-cell table:style-name="ce5"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table:style-name="ce5"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ktar.com/story/1678627/threat-of-a-bitcoin-split-avoided-for-now/</text:p>
          </table:table-cell>
          <table:table-cell table:style-name="ce5"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startribune.com/threat-of-a-bitcoin-split-avoided-for-now/437697553/</text:p>
          </table:table-cell>
          <table:table-cell table:style-name="ce5"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metronews.ca/news/world/2017/07/31/ap-explains-threat-of-a-bitcoin-split-avoided-for-now.html</text:p>
          </table:table-cell>
          <table:table-cell table:style-name="ce5"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table:style-name="ce5"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abc.net.au/news/2017-08-01/bitcoin-changes-explained/8763980</text:p>
          </table:table-cell>
          <table:table-cell table:style-name="ce5"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in: What's going on with the digital currency?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m/story/bitcoin-is-splitting-in-two-now-what/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n is Splitting in Two. Now What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table:style-name="ce5"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technologyreview.com/s/608483/wait-bitcoin-just-did-what/</text:p>
          </table:table-cell>
          <table:table-cell table:style-name="ce5"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Wait, Bitcoin Just Did What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table:style-name="ce5"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ert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table:style-name="ce5"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split from Bitcoin’s civil war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table:style-name="ce5"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.uk/article/bitcoin-splits-into-two-currencies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Bitcoin has split in two- what does that mean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ww.guardian.co.tt/business-guardian/2017-08-03/threat-bitcoin-split-avoided-now</text:p>
          </table:table-cell>
          <table:table-cell table:style-name="ce5"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/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quintdaily.com/2017/08/bitcoin-price-fall-percentage-august-report/</text:p>
          </table:table-cell>
          <table:table-cell table:style-name="ce5"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table:style-name="ce5" office:value-type="string" calcext:value-type="string">
            <text:p>Bitcoin Price Fall by Percentage August Report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business-and-finance/21725747-crypto-currencys-split-two-versions-may-be-followed-others-bitcoin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table:style-name="ce5" office:value-type="string" calcext:value-type="string">
            <text:p>Bitcoin divides to rule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microsoft-goes-ethereum-561-bln-us-company-releases-ethereum-based-protocol-coco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Microsoft Goes Ethereum: $561 Bln US Company Releases Ethereum-Based Protocol ‘Coco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ethereumworldnews.com/ethereum-based-protocol-code-privacy-confidential-consortium-framework-coco-published-microsoft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Etherurm Based Protocol Code for Privacy: Confidential Consortium Framework Co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table:style-name="ce5" office:value-type="string" calcext:value-type="string">
            <text:p>sirer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ibtimes.com/why-bancor-wants-become-youtube-cryptocurrency-2578294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table:style-name="ce5" office:value-type="string" calcext:value-type="string">
            <text:p>Why Bancor Wants To Become The YouTube Of Cryptocurrency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us.blastingnews.com/world/2017/08/burger-king-creates-its-own-currency-whoppercoin-001968233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creates its own currency, Whoppercoin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siliconangle.com/blog/2017/08/29/burger-king-intros-whoppercoin-loyalty-reward-scheme-russia/</text:p>
          </table:table-cell>
          <table:table-cell table:style-name="ce5"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debuts WhopperCoin as a loyalty reward program in Russia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bbc.com/news/technology-41082388</text:p>
          </table:table-cell>
          <table:table-cell table:style-name="ce5"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ccm.net/news/28279-burger-king-launches-cryptocurrency</text:p>
          </table:table-cell>
          <table:table-cell table:style-name="ce5"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Cryptocurrency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the-biggest-icos-overview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The Biggest ICOs Overvie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us.blastingnews.com/business/2017/08/burger-king-launches-whoppercoin-001963309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hes Whopper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softwaretestingnews.co.uk/burger-king-launches-russian-crypto-currency/</text:p>
          </table:table-cell>
          <table:table-cell table:style-name="ce5"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es Russian Crypto-Currency 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alleywatch.com/2017/09/6-thoughts-following-epic-week-going-cryptocurrency-rabbit-hole/</text:p>
          </table:table-cell>
          <table:table-cell table:style-name="ce5"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table:style-name="ce5" office:value-type="string" calcext:value-type="string">
            <text:p>6 Thoughts Following An Epic Week Going Down The Cryptocurrency Rabbit Ho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gearsofbiz.com/burger-king-launches-a-whopper-of-a-loyalty-programme/40259</text:p>
          </table:table-cell>
          <table:table-cell table:style-name="ce5"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table:style-name="ce5" office:value-type="string" calcext:value-type="string">
            <text:p>Burger King launches a ‘whopper’ of a loyalty programm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news.sys-con.com/node/4151236</text:p>
          </table:table-cell>
          <table:table-cell table:style-name="ce5"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table:style-name="ce5" office:value-type="string" calcext:value-type="string">
            <text:p>The Economist Events’ Finance Disrupted Conference To Explore Fintech’s ‘Coming of Age’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gfmag.com/topics/capital-markets-and-corporate-finance/more-rules-expected-icos-after-china-ban</text:p>
          </table:table-cell>
          <table:table-cell office:value-type="string" calcext:value-type="string">
            <text:p>Global Finance</text:p>
          </table:table-cell>
          <table:table-cell office:value-type="date" office:date-value="2017-09-13" calcext:value-type="date">
            <text:p>09/13/17</text:p>
          </table:table-cell>
          <table:table-cell office:value-type="string" calcext:value-type="string">
            <text:p>More Rules Expected for ICOs After China Ba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7/09/21/cypherium-scalable-hybrid-blockchain/</text:p>
          </table:table-cell>
          <table:table-cell office:value-type="string" calcext:value-type="string">
            <text:p>News BTC</text:p>
          </table:table-cell>
          <table:table-cell office:value-type="date" office:date-value="2017-09-21" calcext:value-type="date">
            <text:p>09/21/17</text:p>
          </table:table-cell>
          <table:table-cell office:value-type="string" calcext:value-type="string">
            <text:p>Cypherium Announces Development of a Scalable, Hybrid Blockcha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rkets.businessinsider.com/news/stocks/Cypherium-s-talented-team-is-building-a-double-chained-infrastructure-for-the-future-1002686040</text:p>
          </table:table-cell>
          <table:table-cell office:value-type="string" calcext:value-type="string">
            <text:p>Business Insider</text:p>
          </table:table-cell>
          <table:table-cell office:value-type="date" office:date-value="2017-09-27" calcext:value-type="date">
            <text:p>09/27/17</text:p>
          </table:table-cell>
          <table:table-cell office:value-type="string" calcext:value-type="string">
            <text:p>Cypherium’s talented team is building a double-chained infrastructure for the fut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spectrum.ieee.org/energy/policy/the-ridiculous-amount-of-energy-it-takes-to-run-bitcoin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The Ridiculous Amount of Energy It Takes to Run Bitcoin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salon.com/2017/10/01/by-concealing-identities-cryptocurrencies-fuel-cybercrime/</text:p>
          </table:table-cell>
          <table:table-cell office:value-type="string" calcext:value-type="string">
            <text:p>Salon</text:p>
          </table:table-cell>
          <table:table-cell office:value-type="date" office:date-value="2017-10-01" calcext:value-type="date">
            <text:p>10/01/17</text:p>
          </table:table-cell>
          <table:table-cell office:value-type="string" calcext:value-type="string">
            <text:p>By concealing identities, cryptocurrencies fuel cybercrime</text:p>
          </table:table-cell>
          <table:table-cell office:value-type="string" calcext:value-type="string">
            <text:p>juels,eyal,bento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quint.com/business/2017/10/05/-mind-boggling-math-could-make-blockchain-work-for-wall-street</text:p>
          </table:table-cell>
          <table:table-cell office:value-type="string" calcext:value-type="string">
            <text:p>Bloomberg</text:p>
          </table:table-cell>
          <table:table-cell office:value-type="date" office:date-value="2017-10-05" calcext:value-type="date">
            <text:p>10/05/17</text:p>
          </table:table-cell>
          <table:table-cell office:value-type="string" calcext:value-type="string">
            <text:p>'Mind-Boggling' Math Could Make Blockchain Work for Wall Stre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ws.bitcoin.com/bitcoin-org-operators-aim-to-denounce-segwit2x-participants/</text:p>
          </table:table-cell>
          <table:table-cell office:value-type="string" calcext:value-type="string">
            <text:p>Bitcoin.com</text:p>
          </table:table-cell>
          <table:table-cell office:value-type="date" office:date-value="2017-10-07" calcext:value-type="date">
            <text:p>10/07/17</text:p>
          </table:table-cell>
          <table:table-cell office:value-type="string" calcext:value-type="string">
            <text:p>Bitcoin.org Operators Aim to ‘Denounce’ Segwit2x Participan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moneymorning.com.au/20171009/coming-cryptocurrency-boom.html</text:p>
          </table:table-cell>
          <table:table-cell office:value-type="string" calcext:value-type="string">
            <text:p>Money Morning</text:p>
          </table:table-cell>
          <table:table-cell office:value-type="date" office:date-value="2017-10-09" calcext:value-type="date">
            <text:p>10/09/17</text:p>
          </table:table-cell>
          <table:table-cell office:value-type="string" calcext:value-type="string">
            <text:p>The Coming Cryptocurrency Boo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social-security-number-replacement/</text:p>
          </table:table-cell>
          <table:table-cell office:value-type="string" calcext:value-type="string">
            <text:p>Wired</text:p>
          </table:table-cell>
          <table:table-cell office:value-type="date" office:date-value="2017-10-13" calcext:value-type="date">
            <text:p>10/13/17</text:p>
          </table:table-cell>
          <table:table-cell office:value-type="string" calcext:value-type="string">
            <text:p>Replacing Social Security Numbers Won’t Be Easy, But It’s Worth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krack-wi-fi-meltdown-open-standards/</text:p>
          </table:table-cell>
          <table:table-cell office:value-type="string" calcext:value-type="string">
            <text:p>Wired</text:p>
          </table:table-cell>
          <table:table-cell office:value-type="date" office:date-value="2017-10-17" calcext:value-type="date">
            <text:p>10/17/17</text:p>
          </table:table-cell>
          <table:table-cell office:value-type="string" calcext:value-type="string">
            <text:p>The Flawed System Behind the KRACK Wi-Fi Melt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mansionglobal.com/articles/77889-bitcoin-and-the-blockchain-are-disruptors-in-global-real-estate</text:p>
          </table:table-cell>
          <table:table-cell office:value-type="string" calcext:value-type="string">
            <text:p>Mansion Global</text:p>
          </table:table-cell>
          <table:table-cell office:value-type="date" office:date-value="2017-10-20" calcext:value-type="date">
            <text:p>10/20/17</text:p>
          </table:table-cell>
          <table:table-cell office:value-type="string" calcext:value-type="string">
            <text:p>Bitcoin and the Blockchain Are Disruptors in Global Real Estat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ibm-azure-aws-blockchain-service-2017-10</text:p>
          </table:table-cell>
          <table:table-cell office:value-type="string" calcext:value-type="string">
            <text:p>Business Insider</text:p>
          </table:table-cell>
          <table:table-cell office:value-type="date" office:date-value="2017-10-24" calcext:value-type="date">
            <text:p>10/24/17</text:p>
          </table:table-cell>
          <table:table-cell office:value-type="string" calcext:value-type="string">
            <text:p>IBM, Amazon &amp; Microsoft are offering their blockchain technology as a servic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10-universities-that-offer-blockchain-courses/</text:p>
          </table:table-cell>
          <table:table-cell office:value-type="string" calcext:value-type="string">
            <text:p>The Merkle</text:p>
          </table:table-cell>
          <table:table-cell office:value-type="date" office:date-value="2017-10-29" calcext:value-type="date">
            <text:p>10/29/17</text:p>
          </table:table-cell>
          <table:table-cell office:value-type="string" calcext:value-type="string">
            <text:p>10 Universities That Offer Blockchain Cours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ic3-blockchain-initiative-expands-research-team-europe/</text:p>
          </table:table-cell>
          <table:table-cell office:value-type="string" calcext:value-type="string">
            <text:p>CoinDesk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C3 Blockchain Initiative Expands Research Team to Europe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verge.com/2017/10/31/16387042/russia-putin-bitcoin-regulation-ethereum-blockchain-technology</text:p>
          </table:table-cell>
          <table:table-cell office:value-type="string" calcext:value-type="string">
            <text:p>The Verge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nside Russia’s Love-Hate Relationship with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1-01/shining-star-of-initial-coin-offerings-crashing-back-to-earth</text:p>
          </table:table-cell>
          <table:table-cell office:value-type="string" calcext:value-type="string">
            <text:p>Bloomberg</text:p>
          </table:table-cell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One of the Most High-Profile Initial Coin Offerings Has Crashed 50%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ravenewcoin.com/news/go-nowhere-icos-testing-investor-confidence/</text:p>
          </table:table-cell>
          <table:table-cell office:value-type="string" calcext:value-type="string">
            <text:p>Brave New Coin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Go nowhere ICOs testing investor confidenc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ic3-blockchain-initiative-adds-european-researchers/</text:p>
          </table:table-cell>
          <table:table-cell office:value-type="string" calcext:value-type="string">
            <text:p>Blocktribune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IC3 Blockchain Initiative Adds European Researchers</text:p>
          </table:table-cell>
          <table:table-cell office:value-type="string" calcext:value-type="string">
            <text:p>sirer,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shifting-changing-ethereums-casper-code-takes-shape/</text:p>
          </table:table-cell>
          <table:table-cell office:value-type="string" calcext:value-type="string">
            <text:p>Coin Desk</text:p>
          </table:table-cell>
          <table:table-cell office:value-type="date" office:date-value="2017-11-03" calcext:value-type="date">
            <text:p>11/03/17</text:p>
          </table:table-cell>
          <table:table-cell office:value-type="string" calcext:value-type="string">
            <text:p>Shifting and Changing: Ethereum's Casper Code Takes Shap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vest.com/news/bancors-taken-a-turn-for-the-worse-observer-says-i-told-you-so/</text:p>
          </table:table-cell>
          <table:table-cell office:value-type="string" calcext:value-type="string">
            <text:p>Cryptovest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Bancor's Taken a Turn for the Worse; Observer Says I Told You S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how-to-keep-bitcoin-safe-and-secure/</text:p>
          </table:table-cell>
          <table:table-cell office:value-type="string" calcext:value-type="string">
            <text:p>Wired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How To Keep Your Bitcoin Safe and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venturebeat.com/2017/11/08/waves-says-its-launched-the-fastest-blockchain-platform-in-the-world/</text:p>
          </table:table-cell>
          <table:table-cell office:value-type="string" calcext:value-type="string">
            <text:p>Venture Beat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says it’s launched the ‘fastest blockchain platform in the world’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owdfundinsider.com/2017/11/124324-waves-implement-new-technology-become-fastest-blockchain-platform-world/</text:p>
          </table:table-cell>
          <table:table-cell office:value-type="string" calcext:value-type="string">
            <text:p>CrowdFund Insider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to Implement New Technology to Becom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7/11/13/waves-claims-will-become-fastest-blockchain-platform-world/</text:p>
          </table:table-cell>
          <table:table-cell office:value-type="string" calcext:value-type="string">
            <text:p>The Blockchain</text:p>
          </table:table-cell>
          <table:table-cell office:value-type="date" office:date-value="2017-11-13" calcext:value-type="date">
            <text:p>11/13/17</text:p>
          </table:table-cell>
          <table:table-cell office:value-type="string" calcext:value-type="string">
            <text:p>Waves Claims it Will Become th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waves-platform-launches-new-technology-aims-to-become-faster</text:p>
          </table:table-cell>
          <table:table-cell office:value-type="string" calcext:value-type="string">
            <text:p>Coin Telegraph</text:p>
          </table:table-cell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Waves Platform Launches New Technology, Aims To Become Fast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koinbulteni.com/waves-platformu-daha-hizli-hale-gelecek-4409.html</text:p>
          </table:table-cell>
          <table:table-cell office:value-type="string" calcext:value-type="string">
            <text:p>Koin Bulteni</text:p>
          </table:table-cell>
          <table:table-cell office:value-type="date" office:date-value="2017-11-15" calcext:value-type="date">
            <text:p>11/15/17</text:p>
          </table:table-cell>
          <table:table-cell office:value-type="string" calcext:value-type="string">
            <text:p>Waves Platformu Daha Hizli Hale Gelece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itsonline.com/russia-bitcoin-mining-cryptoruble/</text:p>
          </table:table-cell>
          <table:table-cell office:value-type="string" calcext:value-type="string">
            <text:p>Bits Online</text:p>
          </table:table-cell>
          <table:table-cell office:value-type="date" office:date-value="2017-11-18" calcext:value-type="date">
            <text:p>11/18/17</text:p>
          </table:table-cell>
          <table:table-cell office:value-type="string" calcext:value-type="string">
            <text:p>Russia Picks Prime Bitcoin Mining Territory as CryptoRuble Launch Nea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ytimes.com/2017/11/21/technology/bitcoin-bitfinex-tether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Warning Signs About Another Giant Bitcoin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cientist.com/article/mg23631534-600-how-do-you-link-the-worlds-blockchains-with-another-blockchain/</text:p>
          </table:table-cell>
          <table:table-cell office:value-type="string" calcext:value-type="string">
            <text:p>New Scientist</text:p>
          </table:table-cell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How do you link the world’s blockchains? With another blockcha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tcmanager.com/tethers-31-million-theft-ignites-criticism-centralized-blockchains/</text:p>
          </table:table-cell>
          <table:table-cell office:value-type="string" calcext:value-type="string">
            <text:p>BTC Manager</text:p>
          </table:table-cell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Tether’s $31 Million Theft Ignites Criticism on Centralized Blockchai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9481/why-americas-biggest-bank-digs-anonymous-cryptocurrenc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11-24" calcext:value-type="date">
            <text:p>11/24/17</text:p>
          </table:table-cell>
          <table:table-cell office:value-type="string" calcext:value-type="string">
            <text:p>Why America’s Biggest Bank Digs Anonymous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star.com/business/wealth/2017/11/25/another-large-bitcoin-exchange-draws-warnings.html</text:p>
          </table:table-cell>
          <table:table-cell office:value-type="string" calcext:value-type="string">
            <text:p>Toronto Star</text:p>
          </table:table-cell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Another Large Bitcoin Exchange Draws Warning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kz34ay/net-neutrality-repeal-affect-cryptocurrency-bitcoin-ethereum</text:p>
          </table:table-cell>
          <table:table-cell office:value-type="string" calcext:value-type="string">
            <text:p>Vice</text:p>
          </table:table-cell>
          <table:table-cell office:value-type="date" office:date-value="2017-11-27" calcext:value-type="date">
            <text:p>11/27/17</text:p>
          </table:table-cell>
          <table:table-cell office:value-type="string" calcext:value-type="string">
            <text:p>The End of Net Neutrality Means ISPs Could Crack Down on Cryptocurrenci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1/28/cypherium-partners-bloxroute-tackle-blockchain-scalability/</text:p>
          </table:table-cell>
          <table:table-cell office:value-type="string" calcext:value-type="string">
            <text:p>Crypto Ninjas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ypherium Partners with bloXroute to Tackle Blockchain Scal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en_us/article/43nk9b/cryptocurrency-are-not-crypto-bitcoin</text:p>
          </table:table-cell>
          <table:table-cell office:value-type="string" calcext:value-type="string">
            <text:p>Vice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ryptocurrencies Aren't 'Crypto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votem-welcomes-dr-emin-gun-sirer-to-board-of-advisors/</text:p>
          </table:table-cell>
          <table:table-cell office:value-type="string" calcext:value-type="string">
            <text:p>The Merkle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Votem Welcomes Dr. Emin Gün Sirer to Board of Advis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fr.com/markets/warning-is-bitcoins-biggest-exchange-unreliable-20171130-gzvvwy</text:p>
          </table:table-cell>
          <table:table-cell office:value-type="string" calcext:value-type="string">
            <text:p>Australian Financial Review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Is Bitcoin's biggest exchange Bitfinex unreliabl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tcmanager.com/proving-worth-tether-controversial-narrative/</text:p>
          </table:table-cell>
          <table:table-cell office:value-type="string" calcext:value-type="string">
            <text:p>BTC Manager</text:p>
          </table:table-cell>
          <table:table-cell office:value-type="date" office:date-value="2017-12-02" calcext:value-type="date">
            <text:p>12/02/17</text:p>
          </table:table-cell>
          <table:table-cell office:value-type="string" calcext:value-type="string">
            <text:p>Proving the Worth of Tether: A Controversial Narrativ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scalable-blockchain-hybrid-works-former-google-microsoft-devs/</text:p>
          </table:table-cell>
          <table:table-cell office:value-type="string" calcext:value-type="string">
            <text:p>Blocktribune</text:p>
          </table:table-cell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CoinDesk's Most Influential People in Blockchain 2016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shable.com/2017/12/05/bitcoin-2018/#uw3fVHg1tiqs</text:p>
          </table:table-cell>
          <table:table-cell office:value-type="string" calcext:value-type="string">
            <text:p>Mashable</text:p>
          </table:table-cell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Where Does Bitcoin Go From Her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quant-network-launches-overledger-cross-blockchain-data-interoperability/</text:p>
          </table:table-cell>
          <table:table-cell office:value-type="string" calcext:value-type="string">
            <text:p>Bitcoin Magazine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Quant Network Launches Overledger for Cross-Blockchain Data Interoper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2/07/news-waves-ng-protocol-launches-mainnet/</text:p>
          </table:table-cell>
          <table:table-cell office:value-type="string" calcext:value-type="string">
            <text:p>Crypto Ninjas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New Waves-NG Protocol Launches on Mainne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mh.com.au/business/markets/bitcoin-prices-diverge-wildly-as-demand-overwhelms-exchanges-20171208-h018ta.html</text:p>
          </table:table-cell>
          <table:table-cell office:value-type="string" calcext:value-type="string">
            <text:p>Sydney Morning Herald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Bitcoin prices diverge wildly as demand overwhelms exchang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iptonoticias.com/mineria/waves-pretende-realizar-1000-transacciones-minutos-hardfork/</text:p>
          </table:table-cell>
          <table:table-cell office:value-type="string" calcext:value-type="string">
            <text:p>Criptonoticias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Waves pretende realizar 1.000 transacciones en 1.3 minutos tras su HardF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2-12/want-to-issue-a-red-hot-ico-rule-no-1-is-do-very-little-work</text:p>
          </table:table-cell>
          <table:table-cell office:value-type="string" calcext:value-type="string">
            <text:p>Bloomberg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Want to Issue a Red-Hot ICO? Rule No. 1 Is Do Very Little 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krqe.com/2017/12/11/bitcoin-futures-soar-amid-frenzy-over-virtual-currency/</text:p>
          </table:table-cell>
          <table:table-cell office:value-type="string" calcext:value-type="string">
            <text:p>Associated Press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futures soar amid frenzy over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bitcoin-is-soaring-heres-why-its-not-ready-for-the-big-time/</text:p>
          </table:table-cell>
          <table:table-cell office:value-type="string" calcext:value-type="string">
            <text:p>Wired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is Soaring. Here’s Why It Is Not Ready for Big Ti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gulfnews.com/business/sectors/markets/want-to-issue-a-red-hot-initial-coin-offering-rule-no-1-is-do-very-little-work-1.2140450</text:p>
          </table:table-cell>
          <table:table-cell office:value-type="string" calcext:value-type="string">
            <text:p>Gulf News</text:p>
          </table:table-cell>
          <table:table-cell office:value-type="date" office:date-value="2017-12-13" calcext:value-type="date">
            <text:p>12/13/17</text:p>
          </table:table-cell>
          <table:table-cell office:value-type="string" calcext:value-type="string">
            <text:p>Want to issue a red-hot initial coin offering? Rule no 1 is do very little 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bitcoin-global-warming/</text:p>
          </table:table-cell>
          <table:table-cell office:value-type="string" calcext:value-type="string">
            <text:p>Wired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The Hard Math Behind Bitcoin’s Global Warming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kxly.com/news/bitcoin-and-the-global-warming-crisis/673571561</text:p>
          </table:table-cell>
          <table:table-cell office:value-type="string" calcext:value-type="string">
            <text:p>KXLY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Bitcoin and the global warming crisi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hit-on-net-neutrality-could-be-blow-to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7-12-16" calcext:value-type="date">
            <text:p>12/16/17</text:p>
          </table:table-cell>
          <table:table-cell office:value-type="string" calcext:value-type="string">
            <text:p>Hit On Net Neutrality Could Be Blow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fortune.com/2017/12/18/jp-morgan-bitcoin-zcash-wilcox/</text:p>
          </table:table-cell>
          <table:table-cell office:value-type="string" calcext:value-type="string">
            <text:p>Fortun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Can This Man Build a Better Bitcoin?</text:p>
          </table:table-cell>
          <table:table-cell office:value-type="string" calcext:value-type="string">
            <text:p>sirer,mill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ime.com/money/5066095/bitcoin-cryptocurrency-bubble-pop-signals/</text:p>
          </table:table-cell>
          <table:table-cell office:value-type="string" calcext:value-type="string">
            <text:p>Tim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3 Big Reasons the Bitcoin Bubble Could Pop So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ney.howstuffworks.com/beyond-bitcoin-next-big-cryptocurrency.htm</text:p>
          </table:table-cell>
          <table:table-cell office:value-type="string" calcext:value-type="string">
            <text:p>HowStuffWorks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Beyond Bitcoin: What’s the Next Big Cryptocurrency?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hicagotribune.com/business/columnists/ct-biz-bitcoin-myths-20171215-story.html</text:p>
          </table:table-cell>
          <table:table-cell office:value-type="string" calcext:value-type="string">
            <text:p>Chicago Tribune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Five myths about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expressnewsline.com/2017/12/03/bitcoin-may-be-a-bubble-but-blockchain-is-not.html</text:p>
          </table:table-cell>
          <table:table-cell office:value-type="string" calcext:value-type="string">
            <text:p>Express Newsline</text:p>
          </table:table-cell>
          <table:table-cell office:value-type="date" office:date-value="2017-12-03" calcext:value-type="date">
            <text:p>12/03/17</text:p>
          </table:table-cell>
          <table:table-cell office:value-type="string" calcext:value-type="string">
            <text:p>Bitcoin may be a bubble, but blockchain is not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devs-destruction-inside-zcashs-second-crypto-ceremony/</text:p>
          </table:table-cell>
          <table:table-cell office:value-type="string" calcext:value-type="string">
            <text:p>Coin Desk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More Devs, More Destruction: Another Zcash Crypto Ceremony Is Underway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zk-snarks-everywhere-ethereum-privacy-tech-hits-tipping-point/</text:p>
          </table:table-cell>
          <table:table-cell office:value-type="string" calcext:value-type="string">
            <text:p>Coin Desk</text:p>
          </table:table-cell>
          <table:table-cell office:value-type="date" office:date-value="2017-11-04" calcext:value-type="date">
            <text:p>11/04/17</text:p>
          </table:table-cell>
          <table:table-cell office:value-type="string" calcext:value-type="string">
            <text:p>Zk-Snarks Everywhere: Ethereum Privacy Tech Hits Tipping Point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adgets.ndtv.com/internet/features/bitcoin-may-not-be-the-future-but-the-technology-behind-it-might-well-be-1789816</text:p>
          </table:table-cell>
          <table:table-cell office:value-type="string" calcext:value-type="string">
            <text:p>Gadgets360</text:p>
          </table:table-cell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Bitcoin May Not Be the Future, but the Technology Behind It Might Well Be 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vestors.com/research/industry-snapshot/bitcoin-blockchain-technology-disruption-private-industry/</text:p>
          </table:table-cell>
          <table:table-cell office:value-type="string" calcext:value-type="string">
            <text:p>Investors Business Daily</text:p>
          </table:table-cell>
          <table:table-cell office:value-type="date" office:date-value="2018-01-09" calcext:value-type="date">
            <text:p>01/09/18</text:p>
          </table:table-cell>
          <table:table-cell office:value-type="string" calcext:value-type="string">
            <text:p>Bitcoin, Blockchain And Private Industry: You Ain't Seen Nothing Yet</text:p>
          </table:table-cell>
          <table:table-cell office:value-type="string" calcext:value-type="string">
            <text:p>ari, al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tcoin Magazine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Cornell IC3 Researchers Propose Solution to Bitcoin’s Multisig “Paralysis” Problem</text:p>
          </table:table-cell>
          <table:table-cell office:value-type="string" calcext:value-type="string">
            <text:p>ari, fan, phil, iddo</text:p>
          </table:table-cell>
          <table:table-cell table:number-columns-repeated="1018"/>
        </table:table-row>
        <table:table-row table:style-name="ro1" table:number-rows-repeated="104811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454:Sheet1.AMJ4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1" loext:forced-exponent-sign="true"/>
    </number:number-style>
    <number:date-style style:name="N127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9">00/00/0000</text:date>, <text:time style:data-style-name="N2" text:time-value="11:43:40.036609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9T11:44:51.286980652</dc:date>
    <meta:generator>LibreOffice/5.4.2.2$Linux_X86_64 LibreOffice_project/40m0$Build-2</meta:generator>
    <meta:editing-duration>PT2H32M58S</meta:editing-duration>
    <meta:editing-cycles>117</meta:editing-cycles>
    <meta:document-statistic meta:table-count="1" meta:cell-count="2422" meta:object-count="0"/>
    <meta:user-defined meta:name=""/>
  </office:meta>
</office:document-meta>
</file>